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800080" draw:textarea-vertical-align="middle"/>
    </style:style>
    <style:style style:name="P1" style:family="paragraph">
      <loext:graphic-properties draw:fill-color="#800080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2.285cm" svg:height="2.131cm" svg:x="6.313cm" svg:y="2.007cm" svg:viewBox="0 0 2286 2132" svg:d="M0 608h1016l182-608 199 608h889c0 0-30 357-334 635s-555 381-555 381l127 508h-635l127-508c0 0-236-123-546-381s-470-635-470-635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0T07:35:46.993251028</meta:creation-date>
    <dc:date>2020-06-10T09:24:44.879182905</dc:date>
    <meta:editing-duration>PT10M</meta:editing-duration>
    <meta:editing-cycles>2</meta:editing-cycles>
    <meta:generator>LibreOffice/6.4.2.2$Linux_X86_64 LibreOffice_project/40$Build-2</meta:generator>
    <meta:document-statistic meta:object-count="1"/>
  </office:meta>
</office:document-meta>
</file>